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482cm" table:align="left"/>
    </style:style>
    <style:style style:name="Table1.A" style:family="table-column">
      <style:table-column-properties style:column-width="2.639cm"/>
    </style:style>
    <style:style style:name="Table1.B" style:family="table-column">
      <style:table-column-properties style:column-width="5.39cm"/>
    </style:style>
    <style:style style:name="Table1.C" style:family="table-column">
      <style:table-column-properties style:column-width="4.094cm"/>
    </style:style>
    <style:style style:name="Table1.D" style:family="table-column">
      <style:table-column-properties style:column-width="4.359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20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weight="normal"/>
    </style:style>
    <style:style style:name="P7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P8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able_20_Contents">
      <style:paragraph-properties fo:margin-top="0cm" fo:margin-bottom="0.499cm" style:contextual-spacing="false"/>
    </style:style>
    <style:style style:name="P18" style:family="paragraph" style:parent-style-name="Table_20_Contents">
      <style:paragraph-properties fo:margin-top="0cm" fo:margin-bottom="0.499cm" style:contextual-spacing="false"/>
    </style:style>
    <style:style style:name="P19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bold" style:text-blinking="false" fo:background-color="transparent"/>
    </style:style>
    <style:style style:name="P20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" fo:font-size="20.25pt" fo:font-style="normal" style:text-underline-style="none" fo:font-weight="bold" officeooo:paragraph-rsid="0005b078" style:text-blinking="false" fo:background-color="transparent"/>
    </style:style>
    <style:style style:name="P23" style:family="paragraph" style:parent-style-name="Text_20_body">
      <style:text-properties fo:font-weight="normal"/>
    </style:style>
    <style:style style:name="P24" style:family="paragraph" style:parent-style-name="Text_20_body">
      <style:paragraph-properties fo:margin-top="0cm" fo:margin-bottom="0cm" style:contextual-spacing="false"/>
    </style:style>
    <style:style style:name="P25" style:family="paragraph" style:parent-style-name="Text_20_body" style:list-style-name="L1">
      <style:paragraph-properties fo:margin-top="0cm" fo:margin-bottom="0cm" style:contextual-spacing="false"/>
    </style:style>
    <style:style style:name="P26" style:family="paragraph" style:parent-style-name="Text_20_body">
      <style:paragraph-properties fo:margin-top="0cm" fo:margin-bottom="0cm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20.25pt" fo:font-style="normal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</style:style>
    <style:style style:name="P31" style:family="paragraph" style:parent-style-name="Text_20_body">
      <style:paragraph-properties fo:margin-top="0cm" fo:margin-bottom="0cm" style:contextual-spacing="false" fo:line-height="114%" fo:text-align="justify" style:justify-single-word="false" style:writing-mode="lr-tb"/>
      <style:text-properties fo:font-weight="normal"/>
    </style:style>
    <style:style style:name="P32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style:text-blinking="false" fo:background-color="transparent"/>
    </style:style>
    <style:style style:name="P33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weight="normal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14%" fo:text-align="center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paragraph-properties fo:margin-left="1.27cm" fo:margin-right="0cm" fo:margin-top="0cm" fo:margin-bottom="0cm" style:contextual-spacing="false" fo:line-height="114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2pt" fo:font-style="normal" style:text-underline-style="none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" fo:font-size="12pt" fo:font-style="italic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4.25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4.25pt" fo:font-style="normal" style:text-underline-style="solid" style:text-underline-width="auto" style:text-underline-color="font-color" fo:font-weight="normal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docs-internal-guid-e198b8a8-4374-eaca-7514-cecdfd57515c"/>Jogo Especificação de Requisitos</text:p>
      <text:p text:style-name="P3">Jogo Batalha de Reis</text:p>
      <text:p text:style-name="Text_20_body"/>
      <text:p text:style-name="P10">Especificação de Requisitos de Software</text:p>
      <text:p text:style-name="Text_20_body"/>
      <text:p text:style-name="P11">Versão 1.0</text:p>
      <text:p text:style-name="P11">24/03/2014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Versão</text:p>
          </table:table-cell>
          <table:table-cell table:style-name="Table1.A1" office:value-type="string">
            <text:p text:style-name="P7">Autores</text:p>
          </table:table-cell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Ação</text:p>
          </table:table-cell>
        </table:table-row>
        <table:table-row>
          <table:table-cell table:style-name="Table1.A1" office:value-type="string">
            <text:p text:style-name="P8">1.0</text:p>
          </table:table-cell>
          <table:table-cell table:style-name="Table1.A1" office:value-type="string">
            <text:p text:style-name="P8">Daniel Amato Zabotti</text:p>
            <text:p text:style-name="P17"/>
            <text:p text:style-name="P8">João Matheus Piai Santos </text:p>
          </table:table-cell>
          <table:table-cell table:style-name="Table1.A1" office:value-type="string">
            <text:p text:style-name="P9">24/03/2014</text:p>
          </table:table-cell>
          <table:table-cell table:style-name="Table1.A1" office:value-type="string">
            <text:p text:style-name="P8">Estabelecimento dos requisitos</text:p>
          </table:table-cell>
        </table:table-row>
      </table:table>
      <text:p text:style-name="Text_20_body"/>
      <text:p text:style-name="P4">Conteúdo:</text:p>
      <text:p text:style-name="P12"><text:span text:style-name="T1">1.</text:span><text:span text:style-name="T7"> </text:span><text:span text:style-name="T1">Introdução;</text:span></text:p>
      <text:p text:style-name="P12"><text:span text:style-name="T1">2.</text:span><text:span text:style-name="T7"> </text:span><text:span text:style-name="T1">Visão geral;</text:span></text:p>
      <text:p text:style-name="P12"><text:span text:style-name="T1">3.</text:span><text:span text:style-name="T7"> </text:span><text:span text:style-name="T1">Requisitos de software</text:span></text:p>
      <text:p text:style-name="P12"><text:span text:style-name="T1">4.</text:span><text:span text:style-name="T7"> </text:span><text:span text:style-name="T1">Esboço da interface</text:span></text:p>
      <text:p text:style-name="Text_20_body"/>
      <text:p text:style-name="P4">1. Introdução</text:p>
      <text:p text:style-name="Text_20_body"/>
      <text:p text:style-name="P12"><text:span text:style-name="T3">1.1 Objetivo </text:span><text:span text:style-name="T7"> </text:span></text:p>
      <text:p text:style-name="P15">Desenvolvimento de um jogo que permita a interação entre dois jogadores. O nome do jogo é Batalha de Reis.</text:p>
      <text:p text:style-name="P1"><text:line-break/></text:p>
      <text:p text:style-name="P12"><text:span text:style-name="T3">1.2 Referências</text:span><text:span text:style-name="T7"> </text:span></text:p>
      <text:p text:style-name="P30"><text:span text:style-name="T7">         </text:span><text:span text:style-name="T4">Jogo baseado na série "Crush the Castle" da Armor Games </text:span><text:span text:style-name="T6">&lt;</text:span><text:a xlink:type="simple" xlink:href="http://armorgames.com/play/6137/crush-the-castle-2"><text:span text:style-name="T8">http://armorgames.com/play/6137/crush-the-castle-2</text:span></text:a><text:span text:style-name="T6">&gt;.</text:span></text:p>
      <text:p text:style-name="P16"/>
      <text:p text:style-name="P4">2. Visão Geral</text:p>
      <text:p text:style-name="Text_20_body"/>
      <text:p text:style-name="P13">2.1 Arquitetura do programa </text:p>
      <text:p text:style-name="Text_20_body"/>
      <text:p text:style-name="P15">Sistema orientado a objetos na Linguagem Java e com conexão em rede.</text:p>
      <text:p text:style-name="Text_20_body"/>
      <text:p text:style-name="P13">2.2 Premissa do desenvolvimento</text:p>
      <text:p text:style-name="P39">2.2.1 O jogo deve ser desenvolvido utilizando a linguagem  Java e portanto deve funcionar em qualquer plataforma que suporte a JVM versão 1.6.</text:p>
      <text:p text:style-name="P39">2.2.2 O desenvolvimento deve ser amparado pela SDK jMonkey.</text:p>
      <text:p text:style-name="P39">2.2.3 A ferramenta NetGamesNRT deve ser utilizada para prover a interface de rede.</text:p>
      <text:p text:style-name="P39">2.2.4 O jogo deve apresentar interface em três dimensões.</text:p>
      <text:p text:style-name="Text_20_body"/>
      <text:p text:style-name="P13">2.3 Descrição do Jogo</text:p>
      <text:p text:style-name="Text_20_body"/>
      <text:p text:style-name="P15">Jogo de batalha medieval, onde dois reis se enfrentaram utilizando trabucos de contrapeso a fim de destruir o rei inimigo. Cada rei estará protegido em seu respectivo castelo, acompanhado de sua amada rainha e de seus quatro leais cavaleiros. </text:p>
      <text:p text:style-name="P15">Os trabucos utilizarão diferentes munições as quais serão melhoradas conforme o progresso de cada jogador.</text:p>
      <text:p text:style-name="P15">Haverá uma interferência climática aleatória em cada turno.</text:p>
      <text:p text:style-name="P15">O jogo será dividido em turnos em que cada jogador, alternadamente, poderá executar as seguintes ações:</text:p>
      <text:p text:style-name="P15">1. Posicionar o seu trabuco de contrapeso.</text:p>
      <text:p text:style-name="P15">2. Escolher a munição a ser utilizada.</text:p>
      <text:p text:style-name="P15">3. Lançar o projétil escolhido.</text:p>
      <text:p text:style-name="P15">4. Receber os bônus da sua jogada, que podem ser:</text:p>
      <text:p text:style-name="P15">Cavaleiro inimigo abatido: tiro triplo de tronco em seu próximo turno.</text:p>
      <text:p text:style-name="P15">Rainha inimiga abatida: tiro simples de pedra  em seu próximo turno.</text:p>
      <text:p text:style-name="P28">Perde o jogador que tiver o seu rei morto.</text:p>
      <text:p text:style-name="P1"><text:line-break/><text:line-break/><text:line-break/><text:line-break/></text:p>
      <text:p text:style-name="P4">3. Requisitos de Software</text:p>
      <text:p text:style-name="Text_20_body"/>
      <text:p text:style-name="P5">3.1 Requisitos Funcionais</text:p>
      <text:p text:style-name="Text_20_body"/>
      <text:p text:style-name="P6"><text:span text:style-name="T3">Requisito Funcional 1 - Conexão: </text:span><text:span text:style-name="T2">o sistema deverá proporcionar ao usuário a opção de conectar-se a um servidor, para que assim seja disputada as partidas.</text:span></text:p>
      <text:p text:style-name="Text_20_body"/>
      <text:p text:style-name="P6"><text:soft-page-break/><text:span text:style-name="T3">Requisito Funcional 2 - Iniciar Partida: </text:span><text:span text:style-name="T2">o programa deve apresentar a opção de “Iniciar partida” após o usuário se conectar ao servidor, onde deve ser inserido o nome do “respectivo rei”.</text:span></text:p>
      <text:p text:style-name="P5">Requisito Funcional 3 - </text:p>
      <text:p text:style-name="P5">Requisito Funcional 4 - </text:p>
      <text:p text:style-name="P5">Requisito Funcional 5 - </text:p>
      <text:p text:style-name="P12"><text:span text:style-name="T3">Requisito Funcional 7</text:span><text:span text:style-name="T7"> </text:span><text:span text:style-name="T2">-</text:span><text:span text:style-name="T7"> </text:span></text:p>
      <text:p text:style-name="Text_20_body"/>
      <text:p text:style-name="P13">3.2 Não Funcionais</text:p>
      <text:p text:style-name="Text_20_body"/>
      <text:p text:style-name="P12"><text:span text:style-name="T3">Requisito não funcional 1 - Especificação de projeto: </text:span><text:span text:style-name="T2">além do codigo Java, deve ser produzido especificação de projeto baseado em UML2, utilizando a ferramenta </text:span><text:span text:style-name="T5">Visual Paradigm.</text:span></text:p>
      <text:p text:style-name="P12"><text:span text:style-name="T3">Requisito não funcional 2 - Interface Gráfica: </text:span><text:span text:style-name="T2">a mesma interface gráfica deve ser utilizada pelos dois jogadores, e deve ser desenvolvida utilizada a </text:span><text:span text:style-name="T5">SDK jMonkey.</text:span></text:p>
      <text:p text:style-name="P12"><text:span text:style-name="T3">Requisito não funcional 3 - Conectividade: </text:span><text:span text:style-name="T2">o jogo devera ter</text:span><text:span text:style-name="T7"> </text:span><text:span text:style-name="T2">suporte a rede, utilizando a ferramenta </text:span><text:span text:style-name="T5">NetGamesNRT.</text:span></text:p>
      <text:p text:style-name="Text_20_body"/>
      <text:p text:style-name="P14">Esboço da interface gráfica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21:07:11</meta:creation-date>
    <dc:date>2014-04-08T19:28:36</dc:date>
    <meta:editing-duration>P0D</meta:editing-duration>
    <meta:editing-cycles>2</meta:editing-cycles>
    <meta:generator>LibreOffice/4.0.3.3$Linux_X86_64 LibreOffice_project/400m0$Build-3</meta:generator>
    <meta:document-statistic meta:table-count="1" meta:image-count="0" meta:object-count="0" meta:page-count="3" meta:paragraph-count="60" meta:word-count="455" meta:character-count="2914" meta:non-whitespace-character-count="2489"/>
  </office:meta>
</office:document-meta>
</file>